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216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spons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“ASME Safety Standard…” Reference?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ection 1.1, add that beam is subject to random load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ow do we pwrform an evaluation on the effectiveness of these methods?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ove “Constraints” on page 18 to Page 5 as marked.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eed mathematical formulation of the minimization problem listed here. 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rovide a brief outline of chapter 2 prior to 2.1.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ndent section and subsection headings. 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quation 2.1, make it clear that I is going from 1 to n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igure 2.1 No black background, can it just be a mesh graph?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igure 2.2: Add coordinate system to the figure. 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dd brief summary of chapter 4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uggest that title involve ‘worst case...cover 97.5% of possible load cases. 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What is the value of beta? Reliability index?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quation 2.3 is related to figure 4.1…</text:p>
          </table:table-cell>
          <table:table-cell/>
        </table:table-row>
        <table:table-row table:style-name="ro1" table:number-rows-repeated="14">
          <table:table-cell/>
          <table:table-cell table:style-name="ce2"/>
          <table:table-cell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3-12T21:26:38.380467802</dc:date>
    <meta:editing-duration>PT2M46S</meta:editing-duration>
    <meta:editing-cycles>1</meta:editing-cycles>
    <meta:document-statistic meta:table-count="1" meta:cell-count="49" meta:object-count="0"/>
    <meta:generator>LibreOffice/6.2.1.2$Linux_X86_64 LibreOffice_project/20$Build-2</meta:generator>
  </office:meta>
</office:document-meta>
</file>